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Conditional Statements in 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6.5cm" svg:height="8.072cm" svg:x="0.5cm" svg:y="2.5cm">
          <draw:text-box>
            <text:p>Very often when you write code, you want to perform different actions for different decisions.</text:p>
            <text:p/>
            <text:p>You can use conditional statements in your code to do this.</text:p>
            <text:p/>
            <text:p>In JavaScript we have the following conditional statements:</text:p>
            <text:p/>
            <text:p><text:s text:c="4"/>Use if to specify a block of code to be executed, if a specified condition is true</text:p>
            <text:p><text:s text:c="4"/>Use else to specify a block of code to be executed, if the same condition is false</text:p>
            <text:p><text:s text:c="4"/>Use else if to specify a new condition to test, if the first condition is false</text:p>
            <text:p><text:s text:c="4"/>Use switch to specify many alternative blocks of code to be executed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he if Statement<text:tab/></text:p>
          </draw:text-box>
        </draw:frame>
        <draw:frame draw:style-name="gr2" draw:text-style-name="P3" draw:layer="layout" svg:width="25.5cm" svg:height="10.535cm" svg:x="0.5cm" svg:y="2.5cm">
          <draw:text-box>
            <text:p><text:span text:style-name="T1">Use the if statement to specify a block of JavaScript code to be executed if a condition is true.</text:span></text:p>
            <text:p><text:span text:style-name="T1">Syntax</text:span></text:p>
            <text:p><text:span text:style-name="T1">if (condition) {</text:span></text:p>
            <text:p><text:span text:style-name="T1"><text:s text:c="2"/></text:span><text:span text:style-name="T1">// <text:s/>block of code to be executed if the condition is true</text:span></text:p>
            <text:p><text:span text:style-name="T1">}</text:span></text:p>
            <text:p/>
            <text:p><text:span text:style-name="T1">Note that if is in lowercase letters. Uppercase letters (If or IF) will generate a JavaScript error.</text:span></text:p>
            <text:p><text:span text:style-name="T1">Example</text:span></text:p>
            <text:p/>
            <text:p><text:span text:style-name="T1">Make a "Good day" greeting if the hour is less than 18:00:</text:span></text:p>
            <text:p><text:span text:style-name="T1">if (hour &lt; 18) {</text:span></text:p>
            <text:p><text:span text:style-name="T1"><text:s text:c="2"/></text:span><text:span text:style-name="T1">greeting = "Good day";</text:span></text:p>
            <text:p><text:span text:style-name="T1">}</text:span></text:p>
            <text:p/>
            <text:p><text:span text:style-name="T1">The result of greeting will be:</text:span></text:p>
            <text:p><text:span text:style-name="T1">Good day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 text:style-name="P5">The else Statement</text:p>
          </draw:text-box>
        </draw:frame>
        <draw:frame draw:style-name="gr2" draw:text-style-name="P3" draw:layer="layout" svg:width="26cm" svg:height="11.078cm" svg:x="0.2cm" svg:y="2.2cm">
          <draw:text-box>
            <text:p><text:span text:style-name="T1">Use the else statement to specify a block of code to be executed if the condition is false.</text:span></text:p>
            <text:p><text:span text:style-name="T1">if (condition) {</text:span></text:p>
            <text:p><text:span text:style-name="T1"><text:s text:c="2"/></text:span><text:span text:style-name="T1">// <text:s/>block of code to be executed if the condition is true</text:span></text:p>
            <text:p><text:span text:style-name="T1">} else {</text:span></text:p>
            <text:p><text:span text:style-name="T1"><text:s text:c="2"/></text:span><text:span text:style-name="T1">// <text:s/>block of code to be executed if the condition is false</text:span></text:p>
            <text:p><text:span text:style-name="T1">}</text:span></text:p>
            <text:p><text:span text:style-name="T1">Example</text:span></text:p>
            <text:p/>
            <text:p><text:span text:style-name="T1">If the hour is less than 18, create a "Good day" greeting, otherwise "Good evening":</text:span></text:p>
            <text:p><text:span text:style-name="T1">if (hour &lt; 18) {</text:span></text:p>
            <text:p><text:span text:style-name="T1"><text:s text:c="2"/></text:span><text:span text:style-name="T1">greeting = "Good day";</text:span></text:p>
            <text:p><text:span text:style-name="T1">} else {</text:span></text:p>
            <text:p><text:span text:style-name="T1"><text:s text:c="2"/></text:span><text:span text:style-name="T1">greeting = "Good evening";</text:span></text:p>
            <text:p><text:span text:style-name="T1">}</text:span></text:p>
            <text:p/>
            <text:p><text:span text:style-name="T1">The result of greeting will be:</text:span></text:p>
            <text:p><text:span text:style-name="T1">Good day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he else if Statement</text:p>
          </draw:text-box>
        </draw:frame>
        <draw:frame draw:style-name="gr2" draw:text-style-name="P3" draw:layer="layout" svg:width="26.5cm" svg:height="11.627cm" svg:x="0.2cm" svg:y="2.2cm">
          <draw:text-box>
            <text:p><text:span text:style-name="T2">Use the else if statement to specify a new condition if the first condition is false.</text:span></text:p>
            <text:p><text:span text:style-name="T2">Syntax</text:span></text:p>
            <text:p><text:span text:style-name="T2">if (condition1) {</text:span></text:p>
            <text:p><text:span text:style-name="T2"><text:s text:c="2"/></text:span><text:span text:style-name="T2">// <text:s/>block of code to be executed if condition1 is true</text:span></text:p>
            <text:p><text:span text:style-name="T2">} else if (condition2) {</text:span></text:p>
            <text:p><text:span text:style-name="T2"><text:s text:c="2"/></text:span><text:span text:style-name="T2">// <text:s/>block of code to be executed if the condition1 is false and condition2 is true</text:span></text:p>
            <text:p><text:span text:style-name="T2">} else {</text:span></text:p>
            <text:p><text:span text:style-name="T2"><text:s text:c="2"/></text:span><text:span text:style-name="T2">// <text:s/>block of code to be executed if the condition1 is false and condition2 is false</text:span></text:p>
            <text:p><text:span text:style-name="T2">}</text:span></text:p>
            <text:p><text:span text:style-name="T2">Example</text:span></text:p>
            <text:p/>
            <text:p><text:span text:style-name="T2">If time is less than 10:00, create a "Good morning" greeting, if not, but time is less than 20:00, create a "Good day" greeting, otherwise a "Good evening":</text:span></text:p>
            <text:p><text:span text:style-name="T2">if (time &lt; 10) {</text:span></text:p>
            <text:p><text:span text:style-name="T2"><text:s text:c="2"/></text:span><text:span text:style-name="T2">greeting = "Good morning";</text:span></text:p>
            <text:p><text:span text:style-name="T2">} else if (time &lt; 20) {</text:span></text:p>
            <text:p><text:span text:style-name="T2"><text:s text:c="2"/></text:span><text:span text:style-name="T2">greeting = "Good day";</text:span></text:p>
            <text:p><text:span text:style-name="T2">} else {</text:span></text:p>
            <text:p><text:span text:style-name="T2"><text:s text:c="2"/></text:span><text:span text:style-name="T2">greeting = "Good evening";</text:span></text:p>
            <text:p><text:span text:style-name="T2">}</text:span></text:p>
            <text:p/>
            <text:p><text:span text:style-name="T2">The result of greeting will be:</text:span></text:p>
            <text:p><text:span text:style-name="T2">Good morning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Example</text:p>
          </draw:text-box>
        </draw:frame>
        <draw:frame draw:style-name="gr2" draw:text-style-name="P3" draw:layer="layout" svg:width="23.5cm" svg:height="8.072cm" svg:x="0.5cm" svg:y="2.5cm">
          <draw:text-box>
            <text:p>If time is less than 10:00, create a "Good morning" greeting, if not, but time is less than 20:00, create a "Good day" greeting, otherwise a "Good evening":</text:p>
            <text:p/>
            <text:p>var time = new Date().getHours();</text:p>
            <text:p>if (time &lt; 10) {</text:p>
            <text:p><text:s text:c="2"/>greeting = "Good morning";</text:p>
            <text:p>} else if (time &lt; 20) {</text:p>
            <text:p><text:s text:c="2"/>greeting = "Good day";</text:p>
            <text:p>} else {</text:p>
            <text:p><text:s text:c="2"/>greeting = "Good evening";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https://www.w3schools.com/js/js_switch.asp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8T09:55:43.312583498</meta:creation-date>
    <meta:editing-duration>PT9H1M36S</meta:editing-duration>
    <meta:editing-cycles>3</meta:editing-cycles>
    <meta:generator>LibreOffice/7.3.7.2$Linux_X86_64 LibreOffice_project/30$Build-2</meta:generator>
    <dc:title>Blue Curve</dc:title>
    <dc:date>2023-10-18T19:16:52.212767978</dc:date>
    <meta:document-statistic meta:object-count="62"/>
  </office:meta>
</office:document-meta>
</file>